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Ian Beatty-Orr</text:p>
      <text:p text:style-name="Normal">09485112</text:p>
      <text:p text:style-name="Normal">CS4053 Lab 3</text:p>
      <text:p text:style-name="Normal"/>
      <text:p text:style-name="Normal">My method performs by checking for the left label edge and right label edge in only the left and right halves of the bottle respectively. <text:s/>Hence it will detect “Label Absent” if the label was so misplaced that it was entirely only on the left or right side. <text:s/>It will print a warning message if it detects a label edge in one side only. <text:s text:c="2"/></text:p>
      <text:p text:style-name="Normal">The smoothing is provided by cvSmooth using a 13*13 block size. <text:s/>This manages to eliminate all shadows and get reliable bottle edge and label edge detection. <text:s/>However it does cause the bottle edges and label edges to become broken in certain areas where they curve for instance the bottle lid/body meeting point. <text:s/>This means the program is not able to follow the edge of the bottle all the way around the image in some of the examples. <text:s/>Also certain areas of certain labels give problems such as the little glue drop symbol in the top left of Glu1 (and other images of the same label) which breaks the label edge and causes the edge to be followed around the glue drop symbol into the label body. <text:s/>Similarly tears in the labels are followed as edges into the body of the label. <text:s/>In the provided images this does not cause a problem as the edges of bottle and label are successfully determined along the vertical boundary where sampling takes place. <text:s/></text:p>
      <text:p text:style-name="Normal">It successfully classifies labels as present/crooked or absent on all of the provided images and is likely to do so as long as the label is on the front of the bottle and not off to the side. <text:s/>It checks for a crooked label by checking for deviation in left and right label positions on each row relative to the images vertical plane. <text:s/>Hence if the bottle is crooked it would have problems detecting if the label was straight or not. <text:s/>For all of the provided images it manages to successfully detect if the label is straight or crooked.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an</meta:initial-creator>
    <dc:creator>Ian</dc:creator>
    <meta:creation-date>2012-11-27T11:41:00Z</meta:creation-date>
    <dc:date>2012-11-27T11:54:00Z</dc:date>
    <meta:template xlink:href="Normal" xlink:type="simple"/>
    <meta:editing-cycles>1</meta:editing-cycles>
    <meta:editing-duration>PT780S</meta:editing-duration>
    <meta:document-statistic meta:page-count="1" meta:paragraph-count="3" meta:word-count="278" meta:character-count="1863" meta:row-count="13" meta:non-whitespace-character-count="1588"/>
  </office:meta>
</office:document-meta>
</file>